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AV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3"/>
        <table:table-row table:style-name="ro1"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Comentários</text:p>
          </table:table-cell>
          <table:table-cell table:style-name="ce4" office:value-type="string" calcext:value-type="string">
            <text:p>Disp.</text:p>
          </table:table-cell>
          <table:table-cell table:style-name="ce4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oadmap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6 vídeos curtos, de ~15minutos cada + list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Java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Full Stack Java Developer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Java Developer Road Map - Learning Path for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How to Become a Full Stack Java Developer - Learning Path for Full 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2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Top Skills to Become a Full-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How to Learn Spring Boot Step by Step - Spring Boot Learning Path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Learning Path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Angular, Spring e Heroku</text:p>
          </table:table-cell>
          <table:table-cell table:style-name="ce17" office:value-type="string" calcext:value-type="string">
            <text:p>Java Guides</text:p>
          </table:table-cell>
          <table:table-cell table:style-name="ce17" office:value-type="string" calcext:value-type="string">
            <text:p>27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Angular + Spring Boot CRUD Full Stack Application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6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Create and Deploy Angular Application to Heroku - Step by Step Guid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Spring Boot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 cursos, +20h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Spring Boot Tutorial - Learn Spring Boot in 10 Hou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9h4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Tutorial | Full Course [New]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5h10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Restful Web Services Tutorial | Full Course ✅ | REST API | Spring Boot for Beginne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h2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Hibernate MySQL CRUD REST API Tutorial | Controller, Service and DAO Layer | Full Cours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h2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Spring MVC Tutorial with Spring Boot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h5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Validation in Spring Boot | Hibernate Validator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Spring Data REST Tutorial | Crash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8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Java 8 Stream API Tutorial | Examples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4’</text:p>
          </table:table-cell>
          <table:table-cell table:style-name="ce10" office:value-type="string" calcext:value-type="string">
            <text:p>OK</text:p>
          </table:table-cell>
          <table:table-cell table:style-name="ce11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Quick Recap of My 14+ Free Courses on My YouTube Channe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Dockerizing Spring Boot Application | Spring Boot Docker Tutorial | Docker Imag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9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DBC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Spring Security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Spring Boot Testing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Deployment Video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2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ava Collections Framework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h25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GdAon80-0KA&amp;list=PLGRDMO4rOGcNMEBEzfUHnrEWp9mjOtRyN&amp;index=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ava 8 Tutorial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2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XD2v76zM1nJybIwhBSwzZ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avaScript Tutorial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2 vídeos, 12’ cad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nhRqg_M0ptvbbOJXZezw2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TypeScript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 vídeos, 20’, 11’ e 20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IUlFwvf4komFcM_mM82GG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JPA/Hibernat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2 vídeos (os 3 individuais são repetidos)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JPA / Hibernate One to One Mapping Example with Spring Boot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1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kAYjrhcrx_8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JPA / Hibernate One to Many Mapping Example with Spring Boot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0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Buya2plwkj4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JPA / Hibernate Many to Many Mapping Example with Spring Boot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-q9rp2pzvGU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Hibernate 5 Full Cours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32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MrHnQoSg3pK4PpxCV6pzmO" xlink:type="simple">link</text:a></text:p>
            </table:table-cell>
            <table:table-cell table:number-columns-repeated="1019"/>
          </table:table-row>
        </table:table-row-group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2-24T15:54:23.409839778</dc:date>
    <meta:editing-duration>PT1H16M48S</meta:editing-duration>
    <meta:editing-cycles>14</meta:editing-cycles>
    <meta:document-statistic meta:table-count="1" meta:cell-count="180" meta:object-count="0"/>
  </office:meta>
</office:document-meta>
</file>